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507cm" svg:height="13.481cm" svg:x="7.436cm" svg:y="6.967cm">
            <draw:object draw:notify-on-update-of-ranges="Лист1.A4:Лист1.A6 Лист1.B4:Лист1.B6 Лист1.D4:Лист1.D7 Лист1.E4:Лист1.E7 Лист1.G4:Лист1.G7 Лист1.H4:Лист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507cm" svg:height="13.481cm" svg:x="4.366cm" svg:y="21.127cm">
            <draw:object draw:notify-on-update-of-ranges="Лист1.A11:Лист1.A13 Лист1.B11:Лист1.B13 Лист1.D4:Лист1.D7 Лист1.E11:Лист1.E14 Лист1.G4:Лист1.G7 Лист1.H11:Лист1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thrads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]/[.B12]" office:value-type="float" office:value="1.44723618090452" calcext:value-type="float">
            <text:p>1,4472361809045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$11]/[.E12]" office:value-type="float" office:value="1.53475935828877" calcext:value-type="float">
            <text:p>1,5347593582887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$11]/[.H12]" office:value-type="float" office:value="1.49753694581281" calcext:value-type="float">
            <text:p>1,49753694581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/[.B13]" office:value-type="float" office:value="1.92" calcext:value-type="float">
            <text:p>1,9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11]/[.E13]" office:value-type="float" office:value="1.76073619631902" calcext:value-type="float">
            <text:p>1,760736196319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$11]/[.H13]" office:value-type="float" office:value="1.83132530120482" calcext:value-type="float">
            <text:p>1,8313253012048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$E$11]/[.E14]" office:value-type="float" office:value="1.96575342465753" calcext:value-type="float">
            <text:p>1,9657534246575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$11]/[.H14]" office:value-type="float" office:value="1.97402597402597" calcext:value-type="float">
            <text:p>1,9740259740259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thrads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1:56:51.523365322</meta:creation-date>
    <dc:date>2023-12-21T03:40:32.548587648</dc:date>
    <meta:editing-duration>PT12M43S</meta:editing-duration>
    <meta:editing-cycles>4</meta:editing-cycles>
    <meta:generator>LibreOffice/7.3.7.2$Linux_X86_64 LibreOffice_project/30$Build-2</meta:generator>
    <meta:document-statistic meta:table-count="1" meta:cell-count="5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8cm" svg:height="13.482cm" xlink:href=".." xlink:type="simple" chart:class="chart:scatter" chart:style-name="ch1">
        <chart:title svg:x="6.042cm" svg:y="0.404cm" chart:style-name="ch2">
          <text:p>Ускорение параллельных версий</text:p>
        </chart:title>
        <chart:legend chart:legend-position="end" svg:x="17.293cm" svg:y="5.921cm" style:legend-expansion="high" chart:style-name="ch3"/>
        <chart:plot-area chart:style-name="ch4" table:cell-range-address="Лист1.A4:Лист1.B6 Лист1.E4:Лист1.E7 Лист1.H4:Лист1.H7" chart:data-source-has-labels="row" svg:x="1.394cm" svg:y="1.458cm" svg:width="15.509cm" svg:height="10.781cm">
          <chart:coordinate-region svg:x="1.839cm" svg:y="1.665cm" svg:width="14.965cm" svg:height="9.912cm"/>
          <chart:axis chart:dimension="x" chart:name="primary-x" chart:style-name="ch5">
            <chart:title svg:x="8.571cm" svg:y="12.509cm" chart:style-name="ch6">
              <text:p>threads</text:p>
            </chart:title>
            <chart:grid chart:style-name="ch7" chart:class="major"/>
          </chart:axis>
          <chart:axis chart:dimension="y" chart:name="primary-y" chart:style-name="ch8">
            <chart:title svg:x="0.451cm" svg:y="7.159cm" chart:style-name="ch9">
              <text:p>mls</text:p>
            </chart:title>
            <chart:grid chart:style-name="ch7" chart:class="major"/>
          </chart:axis>
          <chart:series chart:style-name="ch10" chart:values-cell-range-address="Лист1.B4:Лист1.B6" loext:label-string="task1" chart:class="chart:scatter">
            <chart:domain table:cell-range-address="Лист1.A4:Лист1.A6"/>
            <chart:data-point chart:repeated="3"/>
          </chart:series>
          <chart:series chart:style-name="ch11" chart:values-cell-range-address="Лист1.E4:Лист1.E7" loext:label-string="task2" chart:class="chart:scatter">
            <chart:domain table:cell-range-address="Лист1.D4:Лист1.D7"/>
            <chart:data-point chart:repeated="4"/>
          </chart:series>
          <chart:series chart:style-name="ch12" chart:values-cell-range-address="Лист1.H4:Лист1.H7" loext:label-string="task3" chart:class="chart:scatter">
            <chart:domain table:cell-range-address="Лист1.G4:Лист1.G7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ask1</text:p>
              </table:table-cell>
              <table:table-cell office:value-type="string">
                <text:p>Столбец D</text:p>
              </table:table-cell>
              <table:table-cell office:value-type="string">
                <text:p>task2</text:p>
              </table:table-cell>
              <table:table-cell office:value-type="string">
                <text:p>Столбец G</text:p>
              </table:table-cell>
              <table:table-cell office:value-type="string">
                <text:p>task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4:Лист1.A6</svg:desc>
                </draw:g>
              </table:table-cell>
              <table:table-cell office:value-type="float" office:value="1">
                <text:p>1</text:p>
                <draw:g>
                  <svg:desc>Лист1.B4:Лист1.B6</svg:desc>
                </draw:g>
              </table:table-cell>
              <table:table-cell office:value-type="float" office:value="2">
                <text:p>2</text:p>
                <draw:g>
                  <svg:desc>Лист1.D4:Лист1.D7</svg:desc>
                </draw:g>
              </table:table-cell>
              <table:table-cell office:value-type="float" office:value="1">
                <text:p>1</text:p>
                <draw:g>
                  <svg:desc>Лист1.E4:Лист1.E7</svg:desc>
                </draw:g>
              </table:table-cell>
              <table:table-cell office:value-type="float" office:value="2">
                <text:p>2</text:p>
                <draw:g>
                  <svg:desc>Лист1.G4:Лист1.G7</svg:desc>
                </draw:g>
              </table:table-cell>
              <table:table-cell office:value-type="float" office:value="1">
                <text:p>1</text:p>
                <draw:g>
                  <svg:desc>Лист1.H4:Лист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4723618090452">
                <text:p>1.44723618090452</text:p>
              </table:table-cell>
              <table:table-cell office:value-type="float" office:value="4">
                <text:p>4</text:p>
              </table:table-cell>
              <table:table-cell office:value-type="float" office:value="1.53475935828877">
                <text:p>1.53475935828877</text:p>
              </table:table-cell>
              <table:table-cell office:value-type="float" office:value="4">
                <text:p>4</text:p>
              </table:table-cell>
              <table:table-cell office:value-type="float" office:value="1.49753694581281">
                <text:p>1.49753694581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6">
                <text:p>6</text:p>
              </table:table-cell>
              <table:table-cell office:value-type="float" office:value="1.76073619631902">
                <text:p>1.76073619631902</text:p>
              </table:table-cell>
              <table:table-cell office:value-type="float" office:value="6">
                <text:p>6</text:p>
              </table:table-cell>
              <table:table-cell office:value-type="float" office:value="1.83132530120482">
                <text:p>1.83132530120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96575342465753">
                <text:p>1.96575342465753</text:p>
              </table:table-cell>
              <table:table-cell office:value-type="float" office:value="8">
                <text:p>8</text:p>
              </table:table-cell>
              <table:table-cell office:value-type="float" office:value="1.97402597402597">
                <text:p>1.97402597402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00" chart:maximum="600" chart:interval-major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08cm" svg:height="13.482cm" xlink:href=".." xlink:type="simple" chart:class="chart:scatter" chart:style-name="ch1">
        <chart:title svg:x="6.042cm" svg:y="0.404cm" chart:style-name="ch2">
          <text:p>Ускорение параллельных версий</text:p>
        </chart:title>
        <chart:legend chart:legend-position="end" svg:x="17.293cm" svg:y="5.921cm" style:legend-expansion="high" chart:style-name="ch3"/>
        <chart:plot-area chart:style-name="ch4" table:cell-range-address="Лист1.A11:Лист1.B13 Лист1.E11:Лист1.E14 Лист1.H11:Лист1.H14" chart:data-source-has-labels="row" svg:x="1.394cm" svg:y="1.458cm" svg:width="15.509cm" svg:height="10.781cm">
          <chart:coordinate-region svg:x="2.226cm" svg:y="1.458cm" svg:width="14.578cm" svg:height="10.119cm"/>
          <chart:axis chart:dimension="x" chart:name="primary-x" chart:style-name="ch5">
            <chart:title svg:x="8.571cm" svg:y="12.509cm" chart:style-name="ch6">
              <text:p>threads</text:p>
            </chart:title>
            <chart:grid chart:style-name="ch7" chart:class="major"/>
          </chart:axis>
          <chart:axis chart:dimension="y" chart:name="primary-y" chart:style-name="ch8">
            <chart:title svg:x="0.451cm" svg:y="7.159cm" chart:style-name="ch9">
              <text:p>mls</text:p>
            </chart:title>
            <chart:grid chart:style-name="ch7" chart:class="major"/>
          </chart:axis>
          <chart:series chart:style-name="ch10" chart:values-cell-range-address="Лист1.B11:Лист1.B13" loext:label-string="task1" chart:class="chart:scatter">
            <chart:domain table:cell-range-address="Лист1.A11:Лист1.A13"/>
            <chart:data-point chart:repeated="3"/>
          </chart:series>
          <chart:series chart:style-name="ch11" chart:values-cell-range-address="Лист1.E11:Лист1.E14" loext:label-string="task2" chart:class="chart:scatter">
            <chart:domain table:cell-range-address="Лист1.D4:Лист1.D7"/>
            <chart:data-point chart:repeated="4"/>
          </chart:series>
          <chart:series chart:style-name="ch12" chart:values-cell-range-address="Лист1.H11:Лист1.H14" loext:label-string="task3" chart:class="chart:scatter">
            <chart:domain table:cell-range-address="Лист1.G4:Лист1.G7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ask1</text:p>
              </table:table-cell>
              <table:table-cell office:value-type="string">
                <text:p>Столбец D</text:p>
              </table:table-cell>
              <table:table-cell office:value-type="string">
                <text:p>task2</text:p>
              </table:table-cell>
              <table:table-cell office:value-type="string">
                <text:p>Столбец G</text:p>
              </table:table-cell>
              <table:table-cell office:value-type="string">
                <text:p>task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1:Лист1.A13</svg:desc>
                </draw:g>
              </table:table-cell>
              <table:table-cell office:value-type="float" office:value="576">
                <text:p>576</text:p>
                <draw:g>
                  <svg:desc>Лист1.B11:Лист1.B13</svg:desc>
                </draw:g>
              </table:table-cell>
              <table:table-cell office:value-type="float" office:value="2">
                <text:p>2</text:p>
                <draw:g>
                  <svg:desc>Лист1.D4:Лист1.D7</svg:desc>
                </draw:g>
              </table:table-cell>
              <table:table-cell office:value-type="float" office:value="287">
                <text:p>287</text:p>
                <draw:g>
                  <svg:desc>Лист1.E11:Лист1.E14</svg:desc>
                </draw:g>
              </table:table-cell>
              <table:table-cell office:value-type="float" office:value="2">
                <text:p>2</text:p>
                <draw:g>
                  <svg:desc>Лист1.G4:Лист1.G7</svg:desc>
                </draw:g>
              </table:table-cell>
              <table:table-cell office:value-type="float" office:value="304">
                <text:p>304</text:p>
                <draw:g>
                  <svg:desc>Лист1.H11:Лист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46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